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89.95cm" fo:min-width="51.7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08cm" draw:marker-end-width="3.108cm" draw:stroke-linejoin="none" svg:stroke-linecap="round" draw:fill="none" draw:textarea-vertical-align="middle" fo:padding-top="1.093cm" fo:padding-bottom="1.093cm" fo:padding-left="1.218cm" fo:padding-right="1.218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7.709cm" fo:min-width="1.622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2.2cm" svg:height="90.2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95.2cm" svg:x2="26.7cm" svg:y2="95.2cm">
          <text:p/>
        </draw:line>
        <draw:frame draw:style-name="gr3" draw:text-style-name="P3" draw:layer="layout" svg:width="16cm" svg:height="6.5cm" svg:x="59.25cm" svg:y="45.5cm">
          <draw:text-box>
            <text:p><text:span text:style-name="T1">902 cm</text:span></text:p>
          </draw:text-box>
        </draw:frame>
        <draw:frame draw:style-name="gr3" draw:text-style-name="P3" draw:layer="layout" svg:width="16cm" svg:height="6.5cm" svg:x="24cm" svg:y="0.25cm">
          <draw:text-box>
            <text:p><text:span text:style-name="T1">522 cm</text:span></text:p>
          </draw:text-box>
        </draw:frame>
        <draw:frame draw:style-name="gr3" draw:text-style-name="P3" draw:layer="layout" svg:width="16cm" svg:height="6.5cm" svg:x="9cm" svg:y="96.25cm">
          <draw:text-box>
            <text:p><text:span text:style-name="T1">217 cm</text:span></text:p>
          </draw:text-box>
        </draw:frame>
        <draw:custom-shape draw:style-name="gr4" draw:text-style-name="P5" draw:layer="layout" svg:width="6cm" svg:height="10.181cm" svg:x="65.721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2-01T10:17:39.736000000</dc:date>
    <meta:editing-duration>PT37M1S</meta:editing-duration>
    <meta:editing-cycles>31</meta:editing-cycles>
    <meta:generator>LibreOffice/7.0.4.2$Windows_X86_64 LibreOffice_project/dcf040e67528d9187c66b2379df5ea4407429775</meta:generator>
    <meta:document-statistic meta:object-count="6"/>
  </office:meta>
</office:document-meta>
</file>